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style:text-properties officeooo:rsid="0006247c"/>
    </style:style>
    <style:style style:name="P2" style:family="paragraph" style:parent-style-name="Standard">
      <style:paragraph-properties fo:line-height="115%"/>
      <style:text-properties officeooo:rsid="0006247c" officeooo:paragraph-rsid="00072e57"/>
    </style:style>
    <style:style style:name="P3" style:family="paragraph" style:parent-style-name="Standard">
      <style:paragraph-properties fo:line-height="115%"/>
      <style:text-properties fo:font-weight="bold" officeooo:rsid="0006247c" style:font-weight-asian="bold" style:font-weight-complex="bold"/>
    </style:style>
    <style:style style:name="P4" style:family="paragraph" style:parent-style-name="Standard">
      <style:paragraph-properties fo:line-height="115%"/>
      <style:text-properties fo:font-weight="bold" officeooo:rsid="0006247c" officeooo:paragraph-rsid="00072e57" style:font-weight-asian="bold" style:font-weight-complex="bold"/>
    </style:style>
    <style:style style:name="P5" style:family="paragraph" style:parent-style-name="Standard">
      <style:paragraph-properties fo:line-height="115%" fo:text-align="center" style:justify-single-word="false"/>
      <style:text-properties fo:font-weight="bold" officeooo:rsid="00091c34" officeooo:paragraph-rsid="00091c34" style:font-weight-asian="bold" style:font-weight-complex="bold"/>
    </style:style>
    <style:style style:name="P6" style:family="paragraph" style:parent-style-name="Standard">
      <style:paragraph-properties fo:line-height="115%"/>
      <style:text-properties fo:font-weight="bold" officeooo:rsid="000a4b52" officeooo:paragraph-rsid="000a4b52" style:font-weight-asian="bold" style:font-weight-complex="bold"/>
    </style:style>
    <style:style style:name="P7" style:family="paragraph" style:parent-style-name="Standard">
      <style:paragraph-properties fo:line-height="115%"/>
      <style:text-properties officeooo:rsid="00091c34" officeooo:paragraph-rsid="00091c34"/>
    </style:style>
    <style:style style:name="P8" style:family="paragraph" style:parent-style-name="Standard">
      <style:paragraph-properties fo:line-height="115%"/>
      <style:text-properties officeooo:rsid="00091c34" officeooo:paragraph-rsid="000a4b52"/>
    </style:style>
    <style:style style:name="P9" style:family="paragraph" style:parent-style-name="Standard">
      <style:paragraph-properties fo:line-height="115%"/>
      <style:text-properties officeooo:rsid="000a4b52" officeooo:paragraph-rsid="000a4b52"/>
    </style:style>
    <style:style style:name="P10" style:family="paragraph" style:parent-style-name="Standard">
      <style:paragraph-properties fo:line-height="115%"/>
      <style:text-properties officeooo:rsid="000a4b52" officeooo:paragraph-rsid="000ace10"/>
    </style:style>
    <style:style style:name="P11" style:family="paragraph" style:parent-style-name="Standard">
      <style:paragraph-properties fo:line-height="115%"/>
      <style:text-properties officeooo:rsid="000a4b52" officeooo:paragraph-rsid="000c14dd"/>
    </style:style>
    <style:style style:name="P12" style:family="paragraph" style:parent-style-name="Standard">
      <style:paragraph-properties fo:line-height="115%"/>
      <style:text-properties officeooo:rsid="000ace10" officeooo:paragraph-rsid="000ace10"/>
    </style:style>
    <style:style style:name="P13" style:family="paragraph" style:parent-style-name="Standard">
      <style:paragraph-properties fo:line-height="115%"/>
      <style:text-properties fo:font-weight="normal" officeooo:rsid="000c14dd" officeooo:paragraph-rsid="000c14dd" style:font-weight-asian="normal" style:font-weight-complex="normal"/>
    </style:style>
    <style:style style:name="P14" style:family="paragraph" style:parent-style-name="Standard">
      <style:paragraph-properties fo:line-height="115%" fo:text-align="center" style:justify-single-word="false" fo:padding="0.049cm" fo:border="0.06pt solid #000000" style:shadow="#808080 0.18cm 0.18cm"/>
      <style:text-properties fo:font-weight="bold" officeooo:rsid="0006247c" style:font-weight-asian="bold" style:font-weight-complex="bold"/>
    </style:style>
    <style:style style:name="P15" style:family="paragraph" style:parent-style-name="Standard">
      <style:paragraph-properties fo:line-height="115%" fo:text-align="center" style:justify-single-word="false" fo:padding="0.049cm" fo:border="0.06pt solid #000000" style:shadow="#808080 0.18cm 0.18cm"/>
      <style:text-properties officeooo:rsid="0006247c"/>
    </style:style>
    <style:style style:name="P16" style:family="paragraph" style:parent-style-name="Standard">
      <style:paragraph-properties fo:line-height="115%" fo:text-align="justify" style:justify-single-word="false" fo:padding="0.049cm" fo:border="0.06pt solid #000000" style:shadow="#808080 0.18cm 0.18cm"/>
      <style:text-properties fo:font-weight="normal" officeooo:rsid="0006247c" style:font-weight-asian="normal" style:font-weight-complex="normal"/>
    </style:style>
    <style:style style:name="P17" style:family="paragraph" style:parent-style-name="Standard">
      <style:paragraph-properties fo:line-height="115%" fo:text-align="start" style:justify-single-word="false" fo:padding="0.049cm" fo:border="0.06pt solid #000000" style:shadow="#808080 0.18cm 0.18cm"/>
      <style:text-properties fo:font-weight="normal" officeooo:rsid="0006247c" style:font-weight-asian="normal" style:font-weight-complex="normal"/>
    </style:style>
    <style:style style:name="P18" style:family="paragraph" style:parent-style-name="Standard">
      <loext:graphic-properties draw:fill="none"/>
      <style:paragraph-properties fo:margin-left="0cm" fo:margin-right="0cm" fo:line-height="115%" fo:text-align="justify" style:justify-single-word="false" fo:text-indent="1.101cm" style:auto-text-indent="false" fo:background-color="transparent"/>
      <style:text-properties officeooo:rsid="0006247c"/>
    </style:style>
    <style:style style:name="P19" style:family="paragraph" style:parent-style-name="Standard">
      <loext:graphic-properties draw:fill="none"/>
      <style:paragraph-properties fo:margin-left="0cm" fo:margin-right="0cm" fo:line-height="115%" fo:text-align="justify" style:justify-single-word="false" fo:text-indent="1.101cm" style:auto-text-indent="false" fo:background-color="transparent"/>
      <style:text-properties officeooo:rsid="0006247c" officeooo:paragraph-rsid="000668f2"/>
    </style:style>
    <style:style style:name="P20" style:family="paragraph" style:parent-style-name="Standard" style:master-page-name="">
      <loext:graphic-properties draw:fill="none"/>
      <style:paragraph-properties fo:margin-left="0cm" fo:margin-right="0cm" fo:line-height="115%" fo:text-align="justify" style:justify-single-word="false" fo:text-indent="1.101cm" style:auto-text-indent="false" style:page-number="auto" fo:background-color="transparent"/>
      <style:text-properties officeooo:paragraph-rsid="000668f2"/>
    </style:style>
    <style:style style:name="P21" style:family="paragraph" style:parent-style-name="Standard" style:master-page-name="">
      <loext:graphic-properties draw:fill="none"/>
      <style:paragraph-properties fo:margin-left="0cm" fo:margin-right="0cm" fo:line-height="115%" fo:text-align="justify" style:justify-single-word="false" fo:text-indent="1.101cm" style:auto-text-indent="false" style:page-number="auto" fo:background-color="transparent"/>
      <style:text-properties officeooo:rsid="0006247c" officeooo:paragraph-rsid="000668f2"/>
    </style:style>
    <style:style style:name="P22" style:family="paragraph" style:parent-style-name="Standard">
      <style:paragraph-properties fo:line-height="115%" fo:padding-left="0cm" fo:padding-right="0cm" fo:padding-top="0cm" fo:padding-bottom="0.074cm" fo:border-left="none" fo:border-right="none" fo:border-top="none" fo:border-bottom="0.06pt solid #000000" style:join-border="false"/>
      <style:text-properties officeooo:rsid="0006247c"/>
    </style:style>
    <style:style style:name="P23" style:family="paragraph" style:parent-style-name="Standard">
      <style:paragraph-properties fo:line-height="115%"/>
      <style:text-properties fo:font-weight="bold" officeooo:rsid="0006247c" style:font-weight-asian="bold" style:font-weight-complex="bold"/>
    </style:style>
    <style:style style:name="P24" style:family="paragraph" style:parent-style-name="Standard">
      <style:paragraph-properties fo:line-height="115%"/>
      <style:text-properties officeooo:rsid="000a4b52" officeooo:paragraph-rsid="000a4b52"/>
    </style:style>
    <style:style style:name="T1" style:family="text">
      <style:text-properties fo:font-weight="bold" style:font-weight-asian="bold" style:font-weight-complex="bold"/>
    </style:style>
    <style:style style:name="T2" style:family="text">
      <style:text-properties fo:font-weight="bold" officeooo:rsid="000ace10" style:font-weight-asian="bold" style:font-weight-complex="bold"/>
    </style:style>
    <style:style style:name="T3" style:family="text">
      <style:text-properties fo:font-weight="bold" officeooo:rsid="001740cc" style:font-weight-asian="bold" style:font-weight-complex="bold"/>
    </style:style>
    <style:style style:name="T4" style:family="text">
      <style:text-properties officeooo:rsid="000668f2"/>
    </style:style>
    <style:style style:name="T5" style:family="text">
      <style:text-properties fo:font-weight="normal" style:font-weight-asian="normal" style:font-weight-complex="normal"/>
    </style:style>
    <style:style style:name="T6" style:family="text">
      <style:text-properties fo:font-weight="normal" officeooo:rsid="00072e57" style:font-weight-asian="normal" style:font-weight-complex="normal"/>
    </style:style>
    <style:style style:name="T7" style:family="text">
      <style:text-properties fo:font-weight="normal" officeooo:rsid="000c14dd" style:font-weight-asian="normal" style:font-weight-complex="normal"/>
    </style:style>
    <style:style style:name="T8" style:family="text">
      <style:text-properties fo:font-variant="small-caps"/>
    </style:style>
    <style:style style:name="T9" style:family="text">
      <style:text-properties fo:font-variant="small-caps" fo:font-weight="normal" officeooo:rsid="000668f2" style:font-weight-asian="normal" style:font-weight-complex="normal"/>
    </style:style>
    <style:style style:name="T10" style:family="text">
      <style:text-properties fo:font-variant="small-caps" fo:font-weight="normal" officeooo:rsid="00072e57" style:font-weight-asian="normal" style:font-weight-complex="normal"/>
    </style:style>
    <style:style style:name="T11" style:family="text">
      <style:text-properties fo:font-variant="small-caps" officeooo:rsid="000668f2"/>
    </style:style>
    <style:style style:name="T12" style:family="text">
      <style:text-properties officeooo:rsid="000a4b52"/>
    </style:style>
    <style:style style:name="T13" style:family="text">
      <style:text-properties officeooo:rsid="000ace10"/>
    </style:style>
    <style:style style:name="T14" style:family="text">
      <style:text-properties fo:font-size="8pt" style:font-size-asian="8pt" style:font-size-complex="8pt"/>
    </style:style>
    <style:style style:name="T15" style:family="text">
      <style:text-properties officeooo:rsid="000c14dd"/>
    </style:style>
    <style:style style:name="T16" style:family="text">
      <style:text-properties officeooo:rsid="00117595"/>
    </style:style>
    <style:style style:name="T17" style:family="text">
      <style:text-properties officeooo:rsid="001740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9">[titre]</text:span><text:span text:style-name="T4"> </text:span>La rumeur de Nîmes, née il y a 30 ans, était un parfait exemple de «fake news»</text:p>
      <text:p text:style-name="P15"/>
      <text:p text:style-name="P16"><text:tab/><text:span text:style-name="T11">[chapeau de l’article]</text:span><text:span text:style-name="T4"> </text:span>Lorsque la ville du Gard est frappée par un violent orage, le 3 octobre 1988, toute la population s'attend à des dizaines de morts. À tel point que le faible bilan officiel est contesté. Trente ans plus tard, la rumeur reste vive et illustre la difficulté de lutter contre le phénomène, alors que l'Assemblée débat ce mardi de la loi «anti-fake news».</text:p>
      <text:p text:style-name="P16"/>
      <text:p text:style-name="P17">Par Blandine Le Cain</text:p>
      <text:p text:style-name="P17">Publié le 9 octobre 2018 à 11:17, mis à jour le 9 octobre 2018 à 15:20</text:p>
      <text:p text:style-name="P1"/>
      <text:p text:style-name="P20"><text:span text:style-name="T11">[</text:span><text:span text:style-name="T8">§</text:span><text:span text:style-name="T11">1]</text:span><text:span text:style-name="T4"> Ce mardi, l'Assemblée débat de nouveau de la proposition de loi relative à la lutte contre la manipulation de l'information, souvent présentée comme la «loi anti-fake news». Hasard du calendrier, ce nouveau débat intervient quelques jours après le 30e anniversaire d'une affaire qui, bien que très ancienne, nous raconte les effets que peut avoir une rumeur, sans même avoir besoin des réseaux sociaux modernes.</text:span></text:p>
      <text:p text:style-name="P18"/>
      <text:p text:style-name="P19"><text:span text:style-name="T4">[</text:span>§<text:span text:style-name="T4">2] </text:span>Le 3 octobre 1988, la ville de Nîmes est touchée par un orage violent qui déclenche d'importantes inondations. Outre des dégâts matériels considérables - arbres et infrastructures arrachés, routes et maisons détruites, logements inhabitables -, toute la ville s'attend à un terrible bilan humain. Or, les chiffres communiqués par les autorités font état d'une dizaine de noyés, au lieu de la centaine redoutée. Bonne nouvelle? Non: la population juge ce bilan invraisemblable au vu de l'ampleur des intempéries. La rumeur tenace d'un mensonge d'État s'installe: les autorités cacheraient les vrais chiffres et mettraient tout en place pour faire taire les témoins.</text:p>
      <text:p text:style-name="P18"/>
      <text:p text:style-name="P19"><text:span text:style-name="T4">[</text:span>§<text:span text:style-name="T4">3] </text:span>Le professeur de sciences économiques et sociales d'un lycée de Nîmes, René Domergue, décide de faire travailler ses élèves sur le sujet: ils vont enquêter sur ce qu'on appelle déjà «La rumeur de Nîmes».«Au début, j'adhérais à la rumeur, comme tout le monde», nous raconte-t-il trente ans plus tard. Au sein des professeurs du lycée, «il n'y avait qu'une collègue qui n'y croyait pas». Son argument: toujours croire les autorités. «C'est sûr que c'était convaincant», ironise René Domergue. Un sondage mené auprès d'élèves de seconde, première et terminale montrait que près de 9 sur 10 croyaient également à une sous-évaluation du nombre de noyés.</text:p>
      <text:p text:style-name="P18"/>
      <text:p text:style-name="P3"><text:span text:style-name="T10">[intertitre n°1]</text:span><text:span text:style-name="T6"> </text:span>Trouver un seul nom prouvant le mensonge</text:p>
      <text:p text:style-name="P1"/>
      <text:p text:style-name="P21"><text:span text:style-name="T4">[</text:span>§<text:span text:style-name="T4">4] </text:span>Le groupe d'élèves s'engage donc dans le recueil et la vérification de témoignages. Un médecin a parlé de cinquante morts? Un pompier, de dizaines de corps emportés par les eaux? Il faut remonter la piste. Une des victimes était un proche d'un habitant? Tous les interlocuteurs sont contactés pour retrouver son nom. Rapidement, un objectif guide l'enquête: «Nous voulions trouver le nom d'un noyé, un seul, qui ne soit pas dans la liste officielle», raconte René Domergue. Soit le seul élément qui permettrait de prouver qu'il y a eu manipulation des chiffres.</text:p>
      <text:p text:style-name="P19"/>
      <text:p text:style-name="P19"><text:span text:style-name="T4">[</text:span>§<text:span text:style-name="T4">5] </text:span>Les lycéens se heurtent toutefois à une difficulté qui rappelle les problèmes bien actuels de «fake news»: tout n'est pas faux, même si tout est imprécis. Les cadavres qui déferlent dans l'eau, il y en a sans doute eu: probablement des corps déterrés dans le cimetière situé en amont et très endommagé par la catastrophe. Un nombre important de cercueils aurait été aperçu à la morgue. <text:soft-page-break/>Possible, mais rien ne dit qu'ils n'étaient que pour les noyés, bien que rien ne prouve le contraire non plus. Chaque version conserve alors ses adeptes et les témoignages imprécis continuent d'être relayés. On parle de pressions sur des témoins, d'informations occultées, de remises d'argent. Le changement du bilan, passé de 8 à 12 morts puis 9, n'arrange pas les choses. D'autant qu'«il arrive bien que des rumeurs soient fondées», rappelle René Domergue.</text:p>
      <text:p text:style-name="P18"/>
      <text:p text:style-name="P19"><text:span text:style-name="T4">[</text:span>§<text:span text:style-name="T4">6] </text:span>Le professeur finit cependant par se rendre compte que cette rumeur de Nîmes est, elle, infondée. «Il est arrivé trois ou quatre fois que les élèves ramènent un nom de noyé. Chaque fois, je retrouvais ce nom dans la liste officielle, que je ne leur avais pas transmise», raconte-t-il. Face à son propre doute, il décide de s'impliquer dans les recherches. «J'ai remonté personnellement deux pistes assez flagrantes», celle d'un témoignage de pompier et celle d'une lettre reçue. «Cela n'a débouché que sur du vide.»</text:p>
      <text:p text:style-name="P1"/>
      <text:p text:style-name="P4"><text:span text:style-name="T10">[intertitre n°2]</text:span><text:span text:style-name="T6"> </text:span>«Voir un média défendre un chiffre officiel était perçu comme une provocation»</text:p>
      <text:p text:style-name="P1"/>
      <text:p text:style-name="P21"><text:span text:style-name="T4">[</text:span>§<text:span text:style-name="T4">7] </text:span>Pour René Domergue, bien que l'enquête n'ait pas répondu au but initial, celui de trouver un seul nom prouvant le mensonge, c'est un succès: elle permet de conclure que les autorités ne mentent pas. «S'il y avait des centaines de noyés, on en aurait trouvé au moins un. S'il n'y en avait qu'un ou deux supplémentaires, quel intérêt auraient les autorités à les cacher?», fait-il valoir auprès de ses élèves. Sans les convaincre, pourtant. Tous pensent avoir échoué, car tous croient toujours à la rumeur. «Voir un média défendre un chiffre officiel était perçu par eux comme une provocation», se souvient l'enseignant.</text:p>
      <text:p text:style-name="P18"/>
      <text:p text:style-name="P19"><text:span text:style-name="T4">[</text:span>§<text:span text:style-name="T4">8] </text:span>Les lycéens finiront par changer d'avis, un an plus tard, lorsque leurs travaux seront salués par un universitaire sociologue et, paradoxalement, parce qu'ils seront repris par des médias, dont certains nationaux. «Ils ont pris conscience que leur travail était valable et que les réponses apportées aux questions soulevées permettaient une conclusion», se souvient René Domergue. Les inondations n'ont pas fait des dizaines de morts, mais onze.</text:p>
      <text:p text:style-name="P18"/>
      <text:p text:style-name="P2"><text:span text:style-name="T10">[intertitre n°3]</text:span><text:span text:style-name="T6"> </text:span><text:span text:style-name="T1">«Une croyance irrésistible»</text:span></text:p>
      <text:p text:style-name="P3"/>
      <text:p text:style-name="P21"><text:span text:style-name="T4">[</text:span>§<text:span text:style-name="T4">9] </text:span>La «rumeur de Nîmes», elle, ne s'arrête pas là. Dix ans plus tard, constatant que la croyance d'un mensonge officiel reste bien ancrée auprès de ses élèves du moment, René Domergue se penche à nouveau sur le sujet et mène un sondage auprès de plus de 2000 personnes. Presque une personne interrogée sur deux indique ne pas croire à la version officielle (20%) ou se dit sceptique (28%). Ce résultat s'observe à la fois chez des personnes vivant à Nîmes mais également chez des habitants des environs de la ville, dans des zones peu affectées. Pire, constate le sociologue: «Plusieurs personnes interrogées justifiaient leur scepticisme en citant l'enquête des lycéens réalisée dix ans plus tôt!»</text:p>
      <text:p text:style-name="P18"/>
      <text:p text:style-name="P19"><text:span text:style-name="T4">[</text:span>§<text:span text:style-name="T4">10] </text:span>À l'heure des tentatives diverses de contrer les «fakes news», l'histoire nîmoise apparaît comme un cas d'école. «C'est une croyance irrésistible, on voit que ça persiste», constate René Domergue, qui a lancé une nouvelle consultation cette année. Celle-ci illustre une fois de plus que la rumeur reste ancrée chez une partie de la population, notamment les plus de 40 ans. Trente ans plus tard, lui-même est parfois encore interpellé sur cette affaire. Chaque fois, par des personnes qui <text:soft-page-break/>croient au mensonge. Cette persistance montre que la croyance ancrée localement a été transmise par les personnes qui ont vécu le traumatisme et à qui le bilan paraît invraisemblable. «Si on avait annoncé 150 noyés, il n'y aurait pas eu de rumeur», résume le sociologue.</text:p>
      <text:p text:style-name="P18"><text:s/></text:p>
      <text:p text:style-name="P19"><text:span text:style-name="T4">[</text:span>§<text:span text:style-name="T4">11] </text:span>C'est pour lui une raison de penser que si cette histoire survenait aujourd'hui, «ça aurait déferlé sur les réseaux sociaux, bien sûr», mais sans fondamentalement changer le fond de l'histoire: sans avoir besoin d'Internet, les images largement diffusées ont engendré des hypothèses, la communication chaotique a laissé de la place au doute, et de multiples témoignages, bien qu'invérifiables, ont été largement partagés. Soit le classique effet d'amplification qu'on peut observer sur Twitter ou Facebook. La seule différence, «c'est qu'on en aurait plus largement parlé à l'échelle nationale».</text:p>
      <text:p text:style-name="P18"/>
      <text:p text:style-name="P19"><text:span text:style-name="T4">[</text:span>§<text:span text:style-name="T4">12] </text:span>Que faire alors, dans ces cas-là? «S'attacher à une question précise, comme nous l'avons fait, peut susciter la réflexion et convaincre certains sceptiques», veut croire le sociologue. Pour autant, dans de nombreux cas à l'image de celui-ci, «on peut difficilement faire quelque chose pour ceux qui croient fondamentalement à une manipulation». Car dans cette «rumeur de Nîmes», comme souvent, «le démenti de la rumeur ne fait que l'amplifier», observe René Domergue, soulignant là une «loi bien connue».</text:p>
      <text:p text:style-name="P22"/>
      <text:p text:style-name="P1"/>
      <text:p text:style-name="P5">Questions sur l’article</text:p>
      <text:p text:style-name="P7"><text:a xlink:type="simple" xlink:href="https://www.lefigaro.fr/actualite-france/2018/10/09/01016-20181009ARTFIG00106-la-rumeur-de-nimes-nee-il-y-a-30-ans-etait-un-parfait-exemple-de-fake-news.php" text:style-name="Internet_20_link" text:visited-style-name="Visited_20_Internet_20_Link"><text:span text:style-name="T14">https://www.lefigaro.fr/actualite-france/2018/10/09/01016-20181009ARTFIG00106-la-rumeur-de-nimes-nee-il-y-a-30-ans-etait-un-parfait-exemple-de-fake-news.php</text:span></text:a><text:span text:style-name="T14"> </text:span></text:p>
      <text:p text:style-name="P7"/>
      <text:p text:style-name="P9">Vous pouvez utiliser, pour le vocabulaire de la presse, le billet de blog suivant : <text:a xlink:type="simple" xlink:href="http://laplumeagile.over-blog.com/2019/10/a-quoi-sert-un-titre-un-intertitre-un-chapeau.html" text:style-name="Internet_20_link" text:visited-style-name="Visited_20_Internet_20_Link"><text:span text:style-name="T14">http://laplumeagile.over-blog.com/2019/10/a-quoi-sert-un-titre-un-intertitre-un-chapeau.html</text:span></text:a><text:span text:style-name="T14"> <text:s/></text:span></text:p>
      <text:p text:style-name="P7"/>
      <text:p text:style-name="P8">(0<text:span text:style-name="T12">1</text:span>) Où <text:span text:style-name="T12">se trouve Nîmes ?<text:tab/><text:tab/><text:tab/><text:tab/><text:tab/><text:tab/><text:tab/><text:tab/>/ 1 point</text:span></text:p>
      <text:p text:style-name="P9">(02) Donnez la définition du mot « sociologue »<text:tab/><text:tab/><text:tab/><text:tab/><text:tab/>/ 1 point</text:p>
      <text:p text:style-name="P10">(0<text:span text:style-name="T13">3</text:span>) Donnez la définition du mot « <text:span text:style-name="T13">fake-news</text:span> »<text:tab/><text:tab/><text:tab/><text:tab/><text:tab/>/ 1 point</text:p>
      <text:p text:style-name="P7">(0<text:span text:style-name="T12">3</text:span>) <text:span text:style-name="T12">En général, </text:span>à quoi sert un chapeau dans un article ?<text:tab/><text:tab/><text:tab/><text:tab/>/ <text:span text:style-name="T12">1 point</text:span></text:p>
      <text:p text:style-name="P9">(04) En général, à quoi sert un intertitre dans un article ?<text:tab/><text:tab/><text:tab/><text:tab/>/ 1 point</text:p>
      <text:p text:style-name="P12">(05) Expliquez <text:span text:style-name="T16">en</text:span> une phrase quelle rumeur est apparue à Nîmes en 1988.<text:tab/>/ 2 points</text:p>
      <text:p text:style-name="P12"><text:span text:style-name="T5">(0</text:span><text:span text:style-name="T7">6</text:span><text:span text:style-name="T5">) </text:span><text:span text:style-name="T1">En citant l’article</text:span><text:span text:style-name="T5">, expliquez comment les Nîmois ont cru à cette rumeur.<text:tab/>/ 2 points</text:span></text:p>
      <text:p text:style-name="P13">(07) <text:span text:style-name="T1">En citant l’article</text:span>, expliquez comment René Domergue prouve que la<text:tab/>/ 2 points</text:p>
      <text:p text:style-name="P13"><text:tab/>rumeur n’était pas fondée.</text:p>
      <text:p text:style-name="P13">(08) <text:span text:style-name="T1">En citant l’article</text:span>, dites si des personnes ajoutent foi aujourd'hui encore<text:tab/>/ 2 points</text:p>
      <text:p text:style-name="P13"><text:tab/>à cette rumeur.</text:p>
      <text:p text:style-name="P9">(0<text:span text:style-name="T15">9</text:span>) <text:span text:style-name="T13">Répartissez les douze paragraphes de l’article suivant le plan suivant :<text:tab/>/ 5 points</text:span></text:p>
      <text:p text:style-name="P11"><text:tab/><text:span text:style-name="T13">introduction<text:tab/><text:tab/><text:tab/><text:tab/><text:tab/><text:tab/>: §01, §02, … </text:span></text:p>
      <text:p text:style-name="P11"><text:tab/><text:span text:style-name="T13">I] ____________________________________ <text:tab/>: §01, §02, … </text:span></text:p>
      <text:p text:style-name="P11"><text:tab/><text:span text:style-name="T13">II] ___________________________________<text:tab/>: §01, §02, … </text:span></text:p>
      <text:p text:style-name="P11"><text:tab/><text:span text:style-name="T13">III] ___________________________________<text:tab/>: §01, §02, … </text:span></text:p>
      <text:p text:style-name="P11"><text:tab/><text:span text:style-name="T13">conclusion<text:tab/><text:tab/><text:tab/><text:tab/><text:tab/><text:tab/>: §01, §02, … </text:span></text:p>
      <text:p text:style-name="P6"><text:tab/><text:span text:style-name="T13">Remarques : <text:tab/>N’oubliez pas de donner les titres des parties que vous trouvez.</text:span></text:p>
      <text:p text:style-name="P9"><text:span text:style-name="T1"><text:tab/><text:tab/><text:tab/></text:span><text:span text:style-name="T2">Il n’est pas obligatoire qu’il y ait trois parties : </text:span><text:span text:style-name="T3">deux pourraient suffire.</text:span>(<text:span text:style-name="T13">10</text:span>) Que pensez-vous du titre de cet article ? Le trouvez-vous bien choisi ?<text:tab/>/ <text:span text:style-name="T15">2 point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25T06:57:57.509360687</meta:creation-date>
    <dc:date>2020-10-01T16:46:23.507000000</dc:date>
    <meta:editing-duration>PT26M32S</meta:editing-duration>
    <meta:editing-cycles>9</meta:editing-cycles>
    <meta:generator>LibreOffice/7.0.0.3$Windows_X86_64 LibreOffice_project/8061b3e9204bef6b321a21033174034a5e2ea88e</meta:generator>
    <meta:document-statistic meta:table-count="0" meta:image-count="0" meta:object-count="0" meta:page-count="3" meta:paragraph-count="42" meta:word-count="1534" meta:character-count="9685" meta:non-whitespace-character-count="8138"/>
  </office:meta>
</office:document-meta>
</file>